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18in" text:min-label-width="0.25in"/>
      </text:list-level-style-bullet>
      <text:list-level-style-bullet text:level="4" text:bullet-char="•">
        <style:list-level-properties text:space-before="2.7395in" text:min-label-width="0.25in"/>
      </text:list-level-style-bullet>
      <text:list-level-style-bullet text:level="5" text:bullet-char="•">
        <style:list-level-properties text:space-before="3.3604in" text:min-label-width="0.25in"/>
      </text:list-level-style-bullet>
      <text:list-level-style-bullet text:level="6" text:bullet-char="•">
        <style:list-level-properties text:space-before="3.9819in" text:min-label-width="0.25in"/>
      </text:list-level-style-bullet>
      <text:list-level-style-bullet text:level="7" text:bullet-char="•">
        <style:list-level-properties text:space-before="4.6027in" text:min-label-width="0.25in"/>
      </text:list-level-style-bullet>
      <text:list-level-style-bullet text:level="8" text:bullet-char="•">
        <style:list-level-properties text:space-before="5.2243in" text:min-label-width="0.25in"/>
      </text:list-level-style-bullet>
      <text:list-level-style-bullet text:level="9" text:bullet-char="•">
        <style:list-level-properties text:space-before="5.8451in" text:min-label-width="0.25in"/>
      </text:list-level-style-bullet>
    </text:list-style>
    <style:style style:name="P1" style:parent-style-name="Standard" style:master-page-name="MP0" style:family="paragraph">
      <style:paragraph-properties fo:margin-top="0.0375in" fo:margin-left="0.0694in">
        <style:tab-stops/>
      </style:paragraph-properties>
    </style:style>
    <style:style style:name="T2" style:parent-style-name="Absatz-Standardschriftart" style:family="text">
      <style:text-properties style:font-name="Arial" fo:font-size="10pt" style:font-size-asian="10pt"/>
    </style:style>
    <style:style style:name="P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" style:parent-style-name="Standard" style:family="paragraph">
      <style:paragraph-properties fo:margin-top="0.0069in"/>
      <style:text-properties style:font-name="Arial" style:font-name-asian="Arial" style:font-name-complex="Arial" fo:font-size="13pt" style:font-size-asian="13pt" style:font-size-complex="13pt"/>
    </style:style>
    <style:style style:name="P7" style:parent-style-name="Standard" style:family="paragraph">
      <style:paragraph-properties style:line-height-at-least="0.1388in" fo:margin-left="0.8652in">
        <style:tab-stops/>
      </style:paragraph-properties>
    </style:style>
    <style:style style:name="T8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9" style:parent-style-name="Standard" style:family="paragraph">
      <style:paragraph-properties fo:margin-top="0.0013in"/>
      <style:text-properties style:font-name="Arial" style:font-name-asian="Arial" style:font-name-complex="Arial" fo:font-size="8pt" style:font-size-asian="8pt" style:font-size-complex="8pt"/>
    </style:style>
    <style:style style:name="P10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1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2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3" style:parent-style-name="Absatz-Standardschriftart" style:family="text">
      <style:text-properties style:font-name="Arial" fo:letter-spacing="-0.0006in" fo:font-size="10pt" style:font-size-asian="10pt"/>
    </style:style>
    <style:style style:name="T14" style:parent-style-name="Absatz-Standardschriftart" style:family="text">
      <style:text-properties style:font-name="Arial" fo:letter-spacing="-0.0125in" fo:font-size="10pt" style:font-size-asian="10pt"/>
    </style:style>
    <style:style style:name="T15" style:parent-style-name="Absatz-Standardschriftart" style:family="text">
      <style:text-properties style:font-name="Arial" fo:letter-spacing="-0.0006in" fo:font-size="10pt" style:font-size-asian="10pt"/>
    </style:style>
    <style:style style:name="P1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7" style:parent-style-name="Standard" style:family="paragraph">
      <style:paragraph-properties fo:margin-top="0.0027in"/>
      <style:text-properties style:font-name="Arial" style:font-name-asian="Arial" style:font-name-complex="Arial" fo:font-size="12.5pt" style:font-size-asian="12.5pt" style:font-size-complex="12.5pt"/>
    </style:style>
    <style:style style:name="P18" style:parent-style-name="Standard" style:family="paragraph">
      <style:paragraph-properties fo:margin-top="0.0479in" fo:margin-left="0.9138in">
        <style:tab-stops/>
      </style:paragraph-properties>
    </style:style>
    <style:style style:name="T19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20" style:parent-style-name="Absatz-Standardschriftart" style:family="text">
      <style:text-properties style:font-name="Arial" fo:font-weight="bold" style:font-weight-asian="bold" fo:color="#009DE0" fo:letter-spacing="-0.0118in" fo:font-size="12pt" style:font-size-asian="12pt"/>
    </style:style>
    <style:style style:name="T2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2" style:parent-style-name="Textkörper" style:family="paragraph">
      <style:paragraph-properties fo:margin-top="0.1069in" fo:margin-left="0.9138in" fo:margin-right="0.1812in" fo:text-indent="0in">
        <style:tab-stops/>
      </style:paragraph-properties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13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-0.0006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27in"/>
    </style:style>
    <style:style style:name="T30" style:parent-style-name="Absatz-Standardschriftart" style:family="text">
      <style:text-properties fo:letter-spacing="-0.0013in"/>
    </style:style>
    <style:style style:name="T31" style:parent-style-name="Absatz-Standardschriftart" style:family="text">
      <style:text-properties fo:letter-spacing="-0.0013in"/>
    </style:style>
    <style:style style:name="T32" style:parent-style-name="Absatz-Standardschriftart" style:family="text">
      <style:text-properties fo:letter-spacing="-0.0013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-0.0013in"/>
    </style:style>
    <style:style style:name="T38" style:parent-style-name="Absatz-Standardschriftart" style:family="text">
      <style:text-properties fo:letter-spacing="-0.0013in"/>
    </style:style>
    <style:style style:name="T39" style:parent-style-name="Absatz-Standardschriftart" style:family="text">
      <style:text-properties style:font-name="Times New Roman" fo:letter-spacing="0.0534in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27in"/>
    </style:style>
    <style:style style:name="T42" style:parent-style-name="Absatz-Standardschriftart" style:family="text">
      <style:text-properties fo:letter-spacing="-0.0006in"/>
    </style:style>
    <style:style style:name="P4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4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45" style:parent-style-name="Absatz-Standardschriftart" style:family="text">
      <style:text-properties fo:color="#009DE0" fo:letter-spacing="-0.0013in"/>
    </style:style>
    <style:style style:name="T46" style:parent-style-name="Absatz-Standardschriftart" style:family="text">
      <style:text-properties fo:color="#009DE0"/>
    </style:style>
    <style:style style:name="T47" style:parent-style-name="Absatz-Standardschriftart" style:family="text">
      <style:text-properties fo:color="#009DE0" fo:letter-spacing="-0.0006in"/>
    </style:style>
    <style:style style:name="T48" style:parent-style-name="Absatz-Standardschriftart" style:family="text">
      <style:text-properties fo:color="#009DE0" fo:letter-spacing="-0.002in"/>
    </style:style>
    <style:style style:name="T49" style:parent-style-name="Absatz-Standardschriftart" style:family="text">
      <style:text-properties fo:color="#009DE0" fo:letter-spacing="-0.0013in"/>
    </style:style>
    <style:style style:name="P50" style:parent-style-name="Textkörper" style:family="paragraph">
      <style:paragraph-properties fo:margin-top="0.1083in">
        <style:tab-stops>
          <style:tab-stop style:type="left" style:position="0.0006in"/>
        </style:tab-stops>
      </style:paragraph-properties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2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06in"/>
    </style:style>
    <style:style style:name="T56" style:parent-style-name="Absatz-Standardschriftart" style:family="text">
      <style:text-properties fo:letter-spacing="0.0034in"/>
    </style:style>
    <style:style style:name="T57" style:parent-style-name="Absatz-Standardschriftart" style:family="text">
      <style:text-properties fo:letter-spacing="-0.0006in"/>
    </style:style>
    <style:style style:name="P58" style:parent-style-name="Textkörper" style:family="paragraph">
      <style:paragraph-properties fo:margin-top="0.0027in" fo:line-height="0.143in" fo:margin-right="0.1944in">
        <style:tab-stops>
          <style:tab-stop style:type="left" style:position="0.0006in"/>
        </style:tab-stops>
      </style:paragraph-properties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13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2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0.0006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13in"/>
    </style:style>
    <style:style style:name="T69" style:parent-style-name="Absatz-Standardschriftart" style:family="text">
      <style:text-properties fo:letter-spacing="-0.0006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-0.002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-0.002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style:font-name="Times New Roman" fo:letter-spacing="0.0548in"/>
    </style:style>
    <style:style style:name="T77" style:parent-style-name="Absatz-Standardschriftart" style:family="text">
      <style:text-properties fo:letter-spacing="-0.0006in"/>
    </style:style>
    <style:style style:name="T78" style:parent-style-name="Absatz-Standardschriftart" style:family="text">
      <style:text-properties fo:letter-spacing="-0.002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2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2in"/>
    </style:style>
    <style:style style:name="T83" style:parent-style-name="Absatz-Standardschriftart" style:family="text">
      <style:text-properties fo:letter-spacing="-0.0006in"/>
    </style:style>
    <style:style style:name="P84" style:parent-style-name="Textkörper" style:family="paragraph">
      <style:paragraph-properties fo:line-height="0.1465in">
        <style:tab-stops>
          <style:tab-stop style:type="left" style:position="0.0006in"/>
        </style:tab-stops>
      </style:paragraph-properties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2in"/>
    </style:style>
    <style:style style:name="T88" style:parent-style-name="Absatz-Standardschriftart" style:family="text">
      <style:text-properties fo:letter-spacing="-0.002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2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2in"/>
    </style:style>
    <style:style style:name="P96" style:parent-style-name="Textkörper" style:family="paragraph">
      <style:paragraph-properties fo:line-height="0.1381in" fo:margin-left="1.7472in" fo:text-indent="0in">
        <style:tab-stops/>
      </style:paragraph-properties>
    </style:style>
    <style:style style:name="T97" style:parent-style-name="Absatz-Standardschriftart" style:family="text">
      <style:text-properties style:font-name-complex="Arial"/>
    </style:style>
    <style:style style:name="T98" style:parent-style-name="Absatz-Standardschriftart" style:family="text">
      <style:text-properties style:font-name-complex="Arial" fo:letter-spacing="-0.0006in"/>
    </style:style>
    <style:style style:name="T99" style:parent-style-name="Absatz-Standardschriftart" style:family="text">
      <style:text-properties style:font-name-complex="Arial"/>
    </style:style>
    <style:style style:name="T100" style:parent-style-name="Absatz-Standardschriftart" style:family="text">
      <style:text-properties style:font-name-complex="Arial" fo:letter-spacing="-0.0013in"/>
    </style:style>
    <style:style style:name="T101" style:parent-style-name="Absatz-Standardschriftart" style:family="text">
      <style:text-properties style:font-name-complex="Arial" fo:letter-spacing="-0.0006in"/>
    </style:style>
    <style:style style:name="T102" style:parent-style-name="Absatz-Standardschriftart" style:family="text">
      <style:text-properties style:font-name-complex="Arial"/>
    </style:style>
    <style:style style:name="T103" style:parent-style-name="Absatz-Standardschriftart" style:family="text">
      <style:text-properties style:font-name-complex="Arial" fo:letter-spacing="-0.0006in"/>
    </style:style>
    <style:style style:name="T104" style:parent-style-name="Absatz-Standardschriftart" style:family="text">
      <style:text-properties style:font-name-complex="Arial"/>
    </style:style>
    <style:style style:name="T105" style:parent-style-name="Absatz-Standardschriftart" style:family="text">
      <style:text-properties style:font-name-complex="Arial" fo:letter-spacing="-0.0006in"/>
    </style:style>
    <style:style style:name="T106" style:parent-style-name="Absatz-Standardschriftart" style:family="text">
      <style:text-properties style:font-name-complex="Arial"/>
    </style:style>
    <style:style style:name="T107" style:parent-style-name="Absatz-Standardschriftart" style:family="text">
      <style:text-properties style:font-name-complex="Arial" fo:letter-spacing="-0.0006in"/>
    </style:style>
    <style:style style:name="T108" style:parent-style-name="Absatz-Standardschriftart" style:family="text">
      <style:text-properties style:font-name-complex="Arial"/>
    </style:style>
    <style:style style:name="T109" style:parent-style-name="Absatz-Standardschriftart" style:family="text">
      <style:text-properties style:font-name-complex="Arial" fo:letter-spacing="-0.0006in"/>
    </style:style>
    <style:style style:name="T110" style:parent-style-name="Absatz-Standardschriftart" style:family="text">
      <style:text-properties style:font-name-complex="Arial" fo:letter-spacing="0.0006in"/>
    </style:style>
    <style:style style:name="T111" style:parent-style-name="Absatz-Standardschriftart" style:family="text">
      <style:text-properties style:font-name-complex="Arial" fo:letter-spacing="-0.0006in"/>
    </style:style>
    <style:style style:name="T112" style:parent-style-name="Absatz-Standardschriftart" style:family="text">
      <style:text-properties style:font-name-complex="Arial" fo:letter-spacing="-0.0006in"/>
    </style:style>
    <style:style style:name="T113" style:parent-style-name="Absatz-Standardschriftart" style:family="text">
      <style:text-properties style:font-name-complex="Arial" fo:letter-spacing="-0.0013in"/>
    </style:style>
    <style:style style:name="T114" style:parent-style-name="Absatz-Standardschriftart" style:family="text">
      <style:text-properties style:font-name-complex="Arial" fo:letter-spacing="-0.0006in"/>
    </style:style>
    <style:style style:name="P115" style:parent-style-name="Textkörper" style:family="paragraph">
      <style:paragraph-properties fo:margin-top="0.0013in" fo:line-height="0.1437in" fo:margin-left="1.7472in" fo:text-indent="0in">
        <style:tab-stops/>
      </style:paragraph-properties>
    </style:style>
    <style:style style:name="T116" style:parent-style-name="Absatz-Standardschriftart" style:family="text">
      <style:text-properties style:font-name-complex="Arial"/>
    </style:style>
    <style:style style:name="T117" style:parent-style-name="Absatz-Standardschriftart" style:family="text">
      <style:text-properties style:font-name-complex="Arial" fo:letter-spacing="-0.0006in"/>
    </style:style>
    <style:style style:name="T118" style:parent-style-name="Absatz-Standardschriftart" style:family="text">
      <style:text-properties style:font-name-complex="Arial"/>
    </style:style>
    <style:style style:name="T119" style:parent-style-name="Absatz-Standardschriftart" style:family="text">
      <style:text-properties style:font-name-complex="Arial" fo:letter-spacing="-0.0013in"/>
    </style:style>
    <style:style style:name="T120" style:parent-style-name="Absatz-Standardschriftart" style:family="text">
      <style:text-properties style:font-name-complex="Arial" fo:letter-spacing="-0.0006in"/>
    </style:style>
    <style:style style:name="T121" style:parent-style-name="Absatz-Standardschriftart" style:family="text">
      <style:text-properties style:font-name-complex="Arial"/>
    </style:style>
    <style:style style:name="T122" style:parent-style-name="Absatz-Standardschriftart" style:family="text">
      <style:text-properties style:font-name-complex="Arial" fo:letter-spacing="-0.0006in"/>
    </style:style>
    <style:style style:name="T123" style:parent-style-name="Absatz-Standardschriftart" style:family="text">
      <style:text-properties style:font-name-complex="Arial"/>
    </style:style>
    <style:style style:name="T124" style:parent-style-name="Absatz-Standardschriftart" style:family="text">
      <style:text-properties style:font-name-complex="Arial" fo:letter-spacing="-0.0006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style:font-name-complex="Arial"/>
    </style:style>
    <style:style style:name="T127" style:parent-style-name="Absatz-Standardschriftart" style:family="text">
      <style:text-properties style:font-name-complex="Arial" fo:letter-spacing="-0.0013in"/>
    </style:style>
    <style:style style:name="T128" style:parent-style-name="Absatz-Standardschriftart" style:family="text">
      <style:text-properties style:font-name-complex="Arial" fo:letter-spacing="-0.0006in"/>
    </style:style>
    <style:style style:name="T129" style:parent-style-name="Absatz-Standardschriftart" style:family="text">
      <style:text-properties style:font-name-complex="Arial"/>
    </style:style>
    <style:style style:name="T130" style:parent-style-name="Absatz-Standardschriftart" style:family="text">
      <style:text-properties style:font-name-complex="Arial" fo:letter-spacing="-0.0006in"/>
    </style:style>
    <style:style style:name="T131" style:parent-style-name="Absatz-Standardschriftart" style:family="text">
      <style:text-properties style:font-name-complex="Arial"/>
    </style:style>
    <style:style style:name="T132" style:parent-style-name="Absatz-Standardschriftart" style:family="text">
      <style:text-properties style:font-name-complex="Arial" fo:letter-spacing="-0.0006in"/>
    </style:style>
    <style:style style:name="P133" style:parent-style-name="Textkörper" style:family="paragraph">
      <style:paragraph-properties fo:margin-top="0.002in" fo:line-height="0.143in" fo:margin-right="0.1812in">
        <style:tab-stops>
          <style:tab-stop style:type="left" style:position="0.0006in"/>
        </style:tab-stops>
      </style:paragraph-properties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34in"/>
    </style:style>
    <style:style style:name="T136" style:parent-style-name="Absatz-Standardschriftart" style:family="text">
      <style:text-properties fo:letter-spacing="-0.002in"/>
    </style:style>
    <style:style style:name="T137" style:parent-style-name="Absatz-Standardschriftart" style:family="text">
      <style:text-properties fo:letter-spacing="-0.002in"/>
    </style:style>
    <style:style style:name="T138" style:parent-style-name="Absatz-Standardschriftart" style:family="text">
      <style:text-properties fo:letter-spacing="-0.002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2in"/>
    </style:style>
    <style:style style:name="T141" style:parent-style-name="Absatz-Standardschriftart" style:family="text">
      <style:text-properties fo:letter-spacing="-0.002in"/>
    </style:style>
    <style:style style:name="T142" style:parent-style-name="Absatz-Standardschriftart" style:family="text">
      <style:text-properties fo:letter-spacing="-0.002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style:font-name="Times New Roman" fo:letter-spacing="0.0465in" style:text-scale="99%"/>
    </style:style>
    <style:style style:name="T145" style:parent-style-name="Absatz-Standardschriftart" style:family="text">
      <style:text-properties fo:letter-spacing="-0.0034in"/>
    </style:style>
    <style:style style:name="P146" style:parent-style-name="Textkörper" style:family="paragraph">
      <style:paragraph-properties fo:margin-right="0.3361in">
        <style:tab-stops>
          <style:tab-stop style:type="left" style:position="0.0006in"/>
        </style:tab-stops>
      </style:paragraph-properties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fo:letter-spacing="-0.0013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0.0006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13in"/>
    </style:style>
    <style:style style:name="T158" style:parent-style-name="Absatz-Standardschriftart" style:family="text">
      <style:text-properties fo:letter-spacing="0.0027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2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-0.0013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13in"/>
    </style:style>
    <style:style style:name="T165" style:parent-style-name="Absatz-Standardschriftart" style:family="text">
      <style:text-properties fo:letter-spacing="-0.0013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0.0006in"/>
    </style:style>
    <style:style style:name="T168" style:parent-style-name="Absatz-Standardschriftart" style:family="text">
      <style:text-properties fo:letter-spacing="-0.0013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style:font-name="Times New Roman" fo:letter-spacing="0.0465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13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13in"/>
    </style:style>
    <style:style style:name="T176" style:parent-style-name="Absatz-Standardschriftart" style:family="text">
      <style:text-properties fo:letter-spacing="-0.002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13in"/>
    </style:style>
    <style:style style:name="T182" style:parent-style-name="Absatz-Standardschriftart" style:family="text">
      <style:text-properties fo:letter-spacing="-0.0013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style:font-name="Times New Roman" fo:letter-spacing="0.0409in" style:text-scale="99%"/>
    </style:style>
    <style:style style:name="T186" style:parent-style-name="Absatz-Standardschriftart" style:family="text">
      <style:text-properties fo:letter-spacing="-0.0006in"/>
    </style:style>
    <style:style style:name="P18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13in"/>
    </style:style>
    <style:style style:name="T193" style:parent-style-name="Absatz-Standardschriftart" style:family="text">
      <style:text-properties fo:letter-spacing="-0.0013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13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2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0.0006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2in"/>
    </style:style>
    <style:style style:name="T203" style:parent-style-name="Absatz-Standardschriftart" style:family="text">
      <style:text-properties fo:letter-spacing="-0.0006in"/>
    </style:style>
    <style:style style:name="P204" style:parent-style-name="Textkörper" style:family="paragraph">
      <style:paragraph-properties fo:margin-right="0.3361in">
        <style:tab-stops>
          <style:tab-stop style:type="left" style:position="0.0006in"/>
        </style:tab-stops>
      </style:paragraph-properties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13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2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13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13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13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13in"/>
    </style:style>
    <style:style style:name="T222" style:parent-style-name="Absatz-Standardschriftart" style:family="text">
      <style:text-properties style:font-name="Times New Roman" fo:letter-spacing="0.052in" style:text-scale="99%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2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-0.0006in"/>
    </style:style>
    <style:style style:name="P227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13in"/>
    </style:style>
    <style:style style:name="T230" style:parent-style-name="Absatz-Standardschriftart" style:family="text">
      <style:text-properties fo:letter-spacing="-0.0006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-0.0013in"/>
    </style:style>
    <style:style style:name="T235" style:parent-style-name="Absatz-Standardschriftart" style:family="text">
      <style:text-properties fo:letter-spacing="-0.0013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06in"/>
    </style:style>
    <style:style style:name="P23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40" style:parent-style-name="Standard" style:family="paragraph">
      <style:paragraph-properties fo:margin-top="0.0069in"/>
      <style:text-properties style:font-name="Arial" style:font-name-asian="Arial" style:font-name-complex="Arial" fo:font-size="9pt" style:font-size-asian="9pt" style:font-size-complex="9pt"/>
    </style:style>
    <style:style style:name="T241" style:parent-style-name="Absatz-Standardschriftart" style:family="text">
      <style:text-properties fo:color="#009DE0" fo:letter-spacing="-0.0006in"/>
    </style:style>
    <style:style style:name="T242" style:parent-style-name="Absatz-Standardschriftart" style:family="text">
      <style:text-properties fo:color="#009DE0" fo:letter-spacing="-0.0013in"/>
    </style:style>
    <style:style style:name="T243" style:parent-style-name="Absatz-Standardschriftart" style:family="text">
      <style:text-properties fo:color="#009DE0"/>
    </style:style>
    <style:style style:name="T244" style:parent-style-name="Absatz-Standardschriftart" style:family="text">
      <style:text-properties fo:color="#009DE0" fo:letter-spacing="-0.0013in"/>
    </style:style>
    <style:style style:name="T245" style:parent-style-name="Absatz-Standardschriftart" style:family="text">
      <style:text-properties fo:color="#009DE0" fo:letter-spacing="-0.0006in"/>
    </style:style>
    <style:style style:name="P246" style:parent-style-name="Textkörper" style:family="paragraph">
      <style:paragraph-properties fo:margin-top="0.1083in">
        <style:tab-stops>
          <style:tab-stop style:type="left" style:position="0.0006in"/>
        </style:tab-stops>
      </style:paragraph-properties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fo:letter-spacing="-0.0013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0.0006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2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13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0.0006in"/>
    </style:style>
    <style:style style:name="T260" style:parent-style-name="Absatz-Standardschriftart" style:family="text">
      <style:text-properties fo:letter-spacing="-0.0006in"/>
    </style:style>
    <style:style style:name="P261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262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13in"/>
    </style:style>
    <style:style style:name="T265" style:parent-style-name="Absatz-Standardschriftart" style:family="text">
      <style:text-properties fo:letter-spacing="-0.0006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13in"/>
    </style:style>
    <style:style style:name="T268" style:parent-style-name="Absatz-Standardschriftart" style:family="text">
      <style:text-properties fo:letter-spacing="-0.0013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-0.0013in"/>
    </style:style>
    <style:style style:name="T271" style:parent-style-name="Absatz-Standardschriftart" style:family="text">
      <style:text-properties fo:letter-spacing="-0.0013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06in"/>
    </style:style>
    <style:style style:name="P274" style:parent-style-name="Standard" style:family="paragraph">
      <style:paragraph-properties fo:margin-top="0.0062in"/>
      <style:text-properties style:font-name="Arial" style:font-name-asian="Arial" style:font-name-complex="Arial" fo:font-size="8.5pt" style:font-size-asian="8.5pt" style:font-size-complex="8.5pt"/>
    </style:style>
    <style:style style:name="P275" style:parent-style-name="Textkörper" style:family="paragraph">
      <style:paragraph-properties fo:margin-right="0.7916in">
        <style:tab-stops>
          <style:tab-stop style:type="left" style:position="0.0006in"/>
        </style:tab-stops>
      </style:paragraph-properties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2in"/>
    </style:style>
    <style:style style:name="T279" style:parent-style-name="Absatz-Standardschriftart" style:family="text">
      <style:text-properties fo:letter-spacing="-0.0013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0.0006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13in"/>
    </style:style>
    <style:style style:name="T287" style:parent-style-name="Absatz-Standardschriftart" style:family="text">
      <style:text-properties fo:letter-spacing="-0.002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-0.0013in"/>
    </style:style>
    <style:style style:name="T290" style:parent-style-name="Absatz-Standardschriftart" style:family="text">
      <style:text-properties style:font-name="Times New Roman" fo:letter-spacing="0.0451in"/>
    </style:style>
    <style:style style:name="T291" style:parent-style-name="Absatz-Standardschriftart" style:family="text">
      <style:text-properties fo:letter-spacing="-0.0006in"/>
    </style:style>
    <style:style style:name="P292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293" style:parent-style-name="Textkörper" style:family="paragraph">
      <style:paragraph-properties fo:margin-right="0.1812in">
        <style:tab-stops>
          <style:tab-stop style:type="left" style:position="0.0006in"/>
        </style:tab-stops>
      </style:paragraph-properties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13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fo:letter-spacing="-0.0013in"/>
    </style:style>
    <style:style style:name="T299" style:parent-style-name="Absatz-Standardschriftart" style:family="text">
      <style:text-properties fo:letter-spacing="-0.002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13in"/>
    </style:style>
    <style:style style:name="T302" style:parent-style-name="Absatz-Standardschriftart" style:family="text">
      <style:text-properties fo:letter-spacing="-0.0013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06in"/>
    </style:style>
    <style:style style:name="T305" style:parent-style-name="Absatz-Standardschriftart" style:family="text">
      <style:text-properties fo:letter-spacing="-0.002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06in"/>
    </style:style>
    <style:style style:name="T308" style:parent-style-name="Absatz-Standardschriftart" style:family="text">
      <style:text-properties fo:letter-spacing="-0.0013in"/>
    </style:style>
    <style:style style:name="T309" style:parent-style-name="Absatz-Standardschriftart" style:family="text">
      <style:text-properties fo:letter-spacing="-0.002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style:font-name="Times New Roman" fo:letter-spacing="0.052in" style:text-scale="99%"/>
    </style:style>
    <style:style style:name="T312" style:parent-style-name="Absatz-Standardschriftart" style:family="text">
      <style:text-properties fo:letter-spacing="-0.002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0.0006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-0.0013in"/>
    </style:style>
    <style:style style:name="T323" style:parent-style-name="Absatz-Standardschriftart" style:family="text">
      <style:text-properties fo:letter-spacing="0.0006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style:font-name="Times New Roman" fo:letter-spacing="0.0506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13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2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0.0006in"/>
    </style:style>
    <style:style style:name="T336" style:parent-style-name="Absatz-Standardschriftart" style:family="text">
      <style:text-properties fo:letter-spacing="-0.0013in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-0.002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0.0006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-0.0013in"/>
    </style:style>
    <style:style style:name="T344" style:parent-style-name="Absatz-Standardschriftart" style:family="text">
      <style:text-properties style:font-name="Times New Roman" fo:letter-spacing="0.0534in" style:text-scale="99%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13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13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13in"/>
    </style:style>
    <style:style style:name="T352" style:parent-style-name="Absatz-Standardschriftart" style:family="text">
      <style:text-properties fo:letter-spacing="-0.0013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fo:letter-spacing="-0.0013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-0.0006in"/>
    </style:style>
    <style:style style:name="T359" style:parent-style-name="Absatz-Standardschriftart" style:family="text">
      <style:text-properties fo:letter-spacing="-0.0013in"/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style:font-name="Times New Roman" fo:letter-spacing="0.0645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06in"/>
    </style:style>
    <style:style style:name="T366" style:parent-style-name="Absatz-Standardschriftart" style:family="text">
      <style:text-properties fo:letter-spacing="-0.002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13in"/>
    </style:style>
    <style:style style:name="T369" style:parent-style-name="Absatz-Standardschriftart" style:family="text">
      <style:text-properties fo:letter-spacing="-0.002in"/>
    </style:style>
    <style:style style:name="P370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371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13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0.0006in"/>
    </style:style>
    <style:style style:name="T376" style:parent-style-name="Absatz-Standardschriftart" style:family="text">
      <style:text-properties style:font-name-complex="Arial"/>
    </style:style>
    <style:style style:name="T377" style:parent-style-name="Absatz-Standardschriftart" style:family="text">
      <style:text-properties style:font-name-complex="Arial" fo:letter-spacing="-0.0006in"/>
    </style:style>
    <style:style style:name="T378" style:parent-style-name="Absatz-Standardschriftart" style:family="text">
      <style:text-properties style:font-name-complex="Arial"/>
    </style:style>
    <style:style style:name="T379" style:parent-style-name="Absatz-Standardschriftart" style:family="text">
      <style:text-properties style:font-name-complex="Arial" fo:letter-spacing="-0.0006in"/>
    </style:style>
    <style:style style:name="T380" style:parent-style-name="Absatz-Standardschriftart" style:family="text">
      <style:text-properties style:font-name-complex="Arial" fo:letter-spacing="0.0006in"/>
    </style:style>
    <style:style style:name="T381" style:parent-style-name="Absatz-Standardschriftart" style:family="text">
      <style:text-properties style:font-name-complex="Arial" fo:letter-spacing="-0.0006in"/>
    </style:style>
    <style:style style:name="T382" style:parent-style-name="Absatz-Standardschriftart" style:family="text">
      <style:text-properties style:font-name-complex="Arial" fo:letter-spacing="0.0006in"/>
    </style:style>
    <style:style style:name="T383" style:parent-style-name="Absatz-Standardschriftart" style:family="text">
      <style:text-properties style:font-name-complex="Arial" fo:letter-spacing="-0.0006in"/>
    </style:style>
    <style:style style:name="T384" style:parent-style-name="Absatz-Standardschriftart" style:family="text">
      <style:text-properties style:font-name-complex="Arial"/>
    </style:style>
    <style:style style:name="T385" style:parent-style-name="Absatz-Standardschriftart" style:family="text">
      <style:text-properties style:font-name-complex="Arial" fo:letter-spacing="-0.0006in"/>
    </style:style>
    <style:style style:name="T386" style:parent-style-name="Absatz-Standardschriftart" style:family="text">
      <style:text-properties style:font-name-complex="Arial"/>
    </style:style>
    <style:style style:name="T387" style:parent-style-name="Absatz-Standardschriftart" style:family="text">
      <style:text-properties style:font-name-complex="Arial" fo:letter-spacing="-0.0013in"/>
    </style:style>
    <style:style style:name="T388" style:parent-style-name="Absatz-Standardschriftart" style:family="text">
      <style:text-properties style:font-name-complex="Arial" fo:letter-spacing="-0.0006in"/>
    </style:style>
    <style:style style:name="P389" style:parent-style-name="Textkörper" style:family="paragraph">
      <style:paragraph-properties fo:line-height="0.1444in" fo:text-indent="0in"/>
    </style:style>
    <style:style style:name="T390" style:parent-style-name="Absatz-Standardschriftart" style:family="text">
      <style:text-properties fo:letter-spacing="-0.002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2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06in"/>
    </style:style>
    <style:style style:name="T395" style:parent-style-name="Absatz-Standardschriftart" style:family="text">
      <style:text-properties fo:letter-spacing="-0.002in"/>
    </style:style>
    <style:style style:name="T396" style:parent-style-name="Absatz-Standardschriftart" style:family="text">
      <style:text-properties fo:letter-spacing="-0.0006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27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color="#3C6EA7" style:text-position="50% 100%" fo:font-size="6pt" style:font-size-asian="6pt"/>
    </style:style>
    <style:style style:name="P40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03" style:parent-style-name="Standard" style:family="paragraph">
      <style:paragraph-properties fo:margin-top="0.0076in"/>
      <style:text-properties style:font-name="Arial" style:font-name-asian="Arial" style:font-name-complex="Arial" fo:font-size="8pt" style:font-size-asian="8pt" style:font-size-complex="8pt"/>
    </style:style>
    <style:style style:name="T404" style:parent-style-name="Absatz-Standardschriftart" style:family="text">
      <style:text-properties fo:color="#009DE0" fo:letter-spacing="-0.0013in"/>
    </style:style>
    <style:style style:name="P405" style:parent-style-name="Standard" style:family="paragraph">
      <style:paragraph-properties fo:margin-top="0.1062in" fo:margin-right="0.1944in">
        <style:tab-stops>
          <style:tab-stop style:type="left" style:position="0.0006in"/>
        </style:tab-stops>
      </style:paragraph-properties>
    </style:style>
    <style:style style:name="T406" style:parent-style-name="Absatz-Standardschriftart" style:family="text">
      <style:text-properties style:font-name="Arial" fo:letter-spacing="-0.0006in" fo:font-size="9pt" style:font-size-asian="9pt"/>
    </style:style>
    <style:style style:name="T407" style:parent-style-name="Absatz-Standardschriftart" style:family="text">
      <style:text-properties style:font-name="Arial" fo:font-size="9pt" style:font-size-asian="9pt"/>
    </style:style>
    <style:style style:name="T408" style:parent-style-name="Absatz-Standardschriftart" style:family="text">
      <style:text-properties style:font-name="Arial" fo:letter-spacing="-0.0006in" fo:font-size="9pt" style:font-size-asian="9pt"/>
    </style:style>
    <style:style style:name="T409" style:parent-style-name="Absatz-Standardschriftart" style:family="text">
      <style:text-properties style:font-name="Arial" fo:letter-spacing="-0.002in" fo:font-size="9pt" style:font-size-asian="9pt"/>
    </style:style>
    <style:style style:name="T410" style:parent-style-name="Absatz-Standardschriftart" style:family="text">
      <style:text-properties style:font-name="Arial" fo:letter-spacing="-0.0006in" fo:font-size="9pt" style:font-size-asian="9pt"/>
    </style:style>
    <style:style style:name="T411" style:parent-style-name="Absatz-Standardschriftart" style:family="text">
      <style:text-properties style:font-name="Arial" fo:letter-spacing="-0.0013in" fo:font-size="9pt" style:font-size-asian="9pt"/>
    </style:style>
    <style:style style:name="T412" style:parent-style-name="Absatz-Standardschriftart" style:family="text">
      <style:text-properties style:font-name="Arial" fo:font-size="9pt" style:font-size-asian="9pt"/>
    </style:style>
    <style:style style:name="T413" style:parent-style-name="Absatz-Standardschriftart" style:family="text">
      <style:text-properties style:font-name="Arial" fo:letter-spacing="-0.002in" fo:font-size="9pt" style:font-size-asian="9pt"/>
    </style:style>
    <style:style style:name="T414" style:parent-style-name="Absatz-Standardschriftart" style:family="text">
      <style:text-properties style:font-name="Arial" fo:letter-spacing="-0.0006in" fo:font-size="9pt" style:font-size-asian="9pt"/>
    </style:style>
    <style:style style:name="T415" style:parent-style-name="Absatz-Standardschriftart" style:family="text">
      <style:text-properties style:font-name="Arial" fo:letter-spacing="0.0013in" fo:font-size="9pt" style:font-size-asian="9pt"/>
    </style:style>
    <style:style style:name="T41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1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20" style:parent-style-name="Absatz-Standardschriftart" style:family="text">
      <style:text-properties style:font-name="Times New Roman" fo:font-style="italic" style:font-style-asian="italic" fo:letter-spacing="0.0659in" fo:font-size="9pt" style:font-size-asian="9pt"/>
    </style:style>
    <style:style style:name="T42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22" style:parent-style-name="Absatz-Standardschriftart" style:family="text">
      <style:text-properties style:font-name="Arial" fo:letter-spacing="-0.0006in" fo:font-size="9pt" style:font-size-asian="9pt"/>
    </style:style>
    <style:style style:name="T423" style:parent-style-name="Absatz-Standardschriftart" style:family="text">
      <style:text-properties style:font-name="Arial" fo:font-size="9pt" style:font-size-asian="9pt"/>
    </style:style>
    <style:style style:name="T424" style:parent-style-name="Absatz-Standardschriftart" style:family="text">
      <style:text-properties style:font-name="Arial" fo:letter-spacing="-0.0006in" fo:font-size="9pt" style:font-size-asian="9pt"/>
    </style:style>
    <style:style style:name="T425" style:parent-style-name="Absatz-Standardschriftart" style:family="text">
      <style:text-properties style:font-name="Arial" fo:font-size="9pt" style:font-size-asian="9pt"/>
    </style:style>
    <style:style style:name="T426" style:parent-style-name="Absatz-Standardschriftart" style:family="text">
      <style:text-properties style:font-name="Arial" fo:letter-spacing="-0.0006in" fo:font-size="9pt" style:font-size-asian="9pt"/>
    </style:style>
    <style:style style:name="T427" style:parent-style-name="Absatz-Standardschriftart" style:family="text">
      <style:text-properties style:font-name="Arial" fo:letter-spacing="0.0006in" fo:font-size="9pt" style:font-size-asian="9pt"/>
    </style:style>
    <style:style style:name="T428" style:parent-style-name="Absatz-Standardschriftart" style:family="text">
      <style:text-properties style:font-name="Arial" fo:letter-spacing="-0.0006in" fo:font-size="9pt" style:font-size-asian="9pt"/>
    </style:style>
    <style:style style:name="T429" style:parent-style-name="Absatz-Standardschriftart" style:family="text">
      <style:text-properties style:font-name="Arial" fo:letter-spacing="-0.002in" fo:font-size="9pt" style:font-size-asian="9pt"/>
    </style:style>
    <style:style style:name="T430" style:parent-style-name="Absatz-Standardschriftart" style:family="text">
      <style:text-properties style:font-name="Arial" fo:font-size="9pt" style:font-size-asian="9pt"/>
    </style:style>
    <style:style style:name="T431" style:parent-style-name="Absatz-Standardschriftart" style:family="text">
      <style:text-properties style:font-name="Arial" fo:letter-spacing="-0.0006in" fo:font-size="9pt" style:font-size-asian="9pt"/>
    </style:style>
    <style:style style:name="P432" style:parent-style-name="Standard" style:family="paragraph">
      <style:paragraph-properties fo:margin-right="0.2263in">
        <style:tab-stops>
          <style:tab-stop style:type="left" style:position="0.0006in"/>
        </style:tab-stops>
      </style:paragraph-properties>
    </style:style>
    <style:style style:name="T433" style:parent-style-name="Absatz-Standardschriftart" style:family="text">
      <style:text-properties style:font-name="Arial" fo:letter-spacing="-0.0006in" fo:font-size="9pt" style:font-size-asian="9pt"/>
    </style:style>
    <style:style style:name="T434" style:parent-style-name="Absatz-Standardschriftart" style:family="text">
      <style:text-properties style:font-name="Arial" fo:font-size="9pt" style:font-size-asian="9pt"/>
    </style:style>
    <style:style style:name="T435" style:parent-style-name="Absatz-Standardschriftart" style:family="text">
      <style:text-properties style:font-name="Arial" fo:letter-spacing="-0.0006in" fo:font-size="9pt" style:font-size-asian="9pt"/>
    </style:style>
    <style:style style:name="T436" style:parent-style-name="Absatz-Standardschriftart" style:family="text">
      <style:text-properties style:font-name="Arial" fo:letter-spacing="-0.002in" fo:font-size="9pt" style:font-size-asian="9pt"/>
    </style:style>
    <style:style style:name="T437" style:parent-style-name="Absatz-Standardschriftart" style:family="text">
      <style:text-properties style:font-name="Arial" fo:letter-spacing="-0.0006in" fo:font-size="9pt" style:font-size-asian="9pt"/>
    </style:style>
    <style:style style:name="T438" style:parent-style-name="Absatz-Standardschriftart" style:family="text">
      <style:text-properties style:font-name="Arial" fo:letter-spacing="-0.0013in" fo:font-size="9pt" style:font-size-asian="9pt"/>
    </style:style>
    <style:style style:name="T439" style:parent-style-name="Absatz-Standardschriftart" style:family="text">
      <style:text-properties style:font-name="Arial" fo:font-size="9pt" style:font-size-asian="9pt"/>
    </style:style>
    <style:style style:name="T440" style:parent-style-name="Absatz-Standardschriftart" style:family="text">
      <style:text-properties style:font-name="Arial" fo:letter-spacing="-0.002in" fo:font-size="9pt" style:font-size-asian="9pt"/>
    </style:style>
    <style:style style:name="T441" style:parent-style-name="Absatz-Standardschriftart" style:family="text">
      <style:text-properties style:font-name="Arial" fo:letter-spacing="-0.0006in" fo:font-size="9pt" style:font-size-asian="9pt"/>
    </style:style>
    <style:style style:name="T442" style:parent-style-name="Absatz-Standardschriftart" style:family="text">
      <style:text-properties style:font-name="Arial" fo:font-size="9pt" style:font-size-asian="9pt"/>
    </style:style>
    <style:style style:name="T443" style:parent-style-name="Absatz-Standardschriftart" style:family="text">
      <style:text-properties style:font-name="Arial" fo:letter-spacing="-0.0006in" fo:font-size="9pt" style:font-size-asian="9pt"/>
    </style:style>
    <style:style style:name="T444" style:parent-style-name="Absatz-Standardschriftart" style:family="text">
      <style:text-properties style:font-name="Arial" fo:letter-spacing="0.0006in" fo:font-size="9pt" style:font-size-asian="9pt"/>
    </style:style>
    <style:style style:name="T44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6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4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4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0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5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2" style:parent-style-name="Absatz-Standardschriftart" style:family="text">
      <style:text-properties style:font-name="Times New Roman" fo:font-style="italic" style:font-style-asian="italic" fo:letter-spacing="0.0715in" style:text-scale="99%" fo:font-size="9pt" style:font-size-asian="9pt"/>
    </style:style>
    <style:style style:name="T45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5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5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56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57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5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9" style:parent-style-name="Absatz-Standardschriftart" style:family="text">
      <style:text-properties style:font-name="Arial" fo:letter-spacing="-0.0006in" fo:font-size="9pt" style:font-size-asian="9pt"/>
    </style:style>
    <style:style style:name="T460" style:parent-style-name="Absatz-Standardschriftart" style:family="text">
      <style:text-properties style:font-name="Arial" fo:letter-spacing="-0.0006in" fo:font-size="9pt" style:font-size-asian="9pt"/>
    </style:style>
    <style:style style:name="T461" style:parent-style-name="Absatz-Standardschriftart" style:family="text">
      <style:text-properties style:font-name="Arial" fo:font-size="9pt" style:font-size-asian="9pt"/>
    </style:style>
    <style:style style:name="T462" style:parent-style-name="Absatz-Standardschriftart" style:family="text">
      <style:text-properties style:font-name="Arial" fo:letter-spacing="-0.0006in" fo:font-size="9pt" style:font-size-asian="9pt"/>
    </style:style>
    <style:style style:name="T463" style:parent-style-name="Absatz-Standardschriftart" style:family="text">
      <style:text-properties style:font-name="Arial" fo:letter-spacing="0.0006in" fo:font-size="9pt" style:font-size-asian="9pt"/>
    </style:style>
    <style:style style:name="T464" style:parent-style-name="Absatz-Standardschriftart" style:family="text">
      <style:text-properties style:font-name="Arial" fo:letter-spacing="-0.0006in" fo:font-size="9pt" style:font-size-asian="9pt"/>
    </style:style>
    <style:style style:name="T465" style:parent-style-name="Absatz-Standardschriftart" style:family="text">
      <style:text-properties style:font-name="Arial" fo:font-size="9pt" style:font-size-asian="9pt"/>
    </style:style>
    <style:style style:name="T466" style:parent-style-name="Absatz-Standardschriftart" style:family="text">
      <style:text-properties style:font-name="Arial" fo:letter-spacing="-0.0006in" fo:font-size="9pt" style:font-size-asian="9pt"/>
    </style:style>
    <style:style style:name="P467" style:parent-style-name="Standard" style:family="paragraph">
      <style:paragraph-properties fo:margin-right="0.2263in">
        <style:tab-stops>
          <style:tab-stop style:type="left" style:position="0.0006in"/>
        </style:tab-stops>
      </style:paragraph-properties>
    </style:style>
    <style:style style:name="T468" style:parent-style-name="Absatz-Standardschriftart" style:family="text">
      <style:text-properties style:font-name="Arial" fo:letter-spacing="-0.0006in" fo:font-size="9pt" style:font-size-asian="9pt"/>
    </style:style>
    <style:style style:name="T469" style:parent-style-name="Absatz-Standardschriftart" style:family="text">
      <style:text-properties style:font-name="Arial" fo:font-size="9pt" style:font-size-asian="9pt"/>
    </style:style>
    <style:style style:name="T470" style:parent-style-name="Absatz-Standardschriftart" style:family="text">
      <style:text-properties style:font-name="Arial" fo:letter-spacing="-0.0006in" fo:font-size="9pt" style:font-size-asian="9pt"/>
    </style:style>
    <style:style style:name="T471" style:parent-style-name="Absatz-Standardschriftart" style:family="text">
      <style:text-properties style:font-name="Arial" fo:letter-spacing="-0.0013in" fo:font-size="9pt" style:font-size-asian="9pt"/>
    </style:style>
    <style:style style:name="T472" style:parent-style-name="Absatz-Standardschriftart" style:family="text">
      <style:text-properties style:font-name="Arial" fo:letter-spacing="-0.0006in" fo:font-size="9pt" style:font-size-asian="9pt"/>
    </style:style>
    <style:style style:name="T473" style:parent-style-name="Absatz-Standardschriftart" style:family="text">
      <style:text-properties style:font-name="Arial" fo:letter-spacing="-0.002in" fo:font-size="9pt" style:font-size-asian="9pt"/>
    </style:style>
    <style:style style:name="T474" style:parent-style-name="Absatz-Standardschriftart" style:family="text">
      <style:text-properties style:font-name="Arial" fo:font-size="9pt" style:font-size-asian="9pt"/>
    </style:style>
    <style:style style:name="T475" style:parent-style-name="Absatz-Standardschriftart" style:family="text">
      <style:text-properties style:font-name="Arial" fo:letter-spacing="-0.0013in" fo:font-size="9pt" style:font-size-asian="9pt"/>
    </style:style>
    <style:style style:name="T476" style:parent-style-name="Absatz-Standardschriftart" style:family="text">
      <style:text-properties style:font-name="Arial" fo:letter-spacing="-0.0006in" fo:font-size="9pt" style:font-size-asian="9pt"/>
    </style:style>
    <style:style style:name="T477" style:parent-style-name="Absatz-Standardschriftart" style:family="text">
      <style:text-properties style:font-name="Arial" fo:letter-spacing="0.0013in" fo:font-size="9pt" style:font-size-asian="9pt"/>
    </style:style>
    <style:style style:name="T47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79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8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8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8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8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8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8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8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87" style:parent-style-name="Absatz-Standardschriftart" style:family="text">
      <style:text-properties style:font-name="Times New Roman" fo:font-style="italic" style:font-style-asian="italic" fo:letter-spacing="0.0715in" fo:font-size="9pt" style:font-size-asian="9pt"/>
    </style:style>
    <style:style style:name="T48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89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9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91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9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93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9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95" style:parent-style-name="Absatz-Standardschriftart" style:family="text">
      <style:text-properties style:font-name="Arial" fo:font-size="9pt" style:font-size-asian="9pt"/>
    </style:style>
    <style:style style:name="T496" style:parent-style-name="Absatz-Standardschriftart" style:family="text">
      <style:text-properties style:font-name="Arial" fo:letter-spacing="-0.0013in" fo:font-size="9pt" style:font-size-asian="9pt"/>
    </style:style>
    <style:style style:name="T497" style:parent-style-name="Absatz-Standardschriftart" style:family="text">
      <style:text-properties style:font-name="Arial" fo:letter-spacing="-0.0006in" fo:font-size="9pt" style:font-size-asian="9pt"/>
    </style:style>
    <style:style style:name="T498" style:parent-style-name="Absatz-Standardschriftart" style:family="text">
      <style:text-properties style:font-name="Arial" fo:letter-spacing="-0.002in" fo:font-size="9pt" style:font-size-asian="9pt"/>
    </style:style>
    <style:style style:name="T499" style:parent-style-name="Absatz-Standardschriftart" style:family="text">
      <style:text-properties style:font-name="Arial" fo:letter-spacing="-0.0006in" fo:font-size="9pt" style:font-size-asian="9pt"/>
    </style:style>
    <style:style style:name="T500" style:parent-style-name="Absatz-Standardschriftart" style:family="text">
      <style:text-properties style:font-name="Arial" fo:font-size="9pt" style:font-size-asian="9pt"/>
    </style:style>
    <style:style style:name="T501" style:parent-style-name="Absatz-Standardschriftart" style:family="text">
      <style:text-properties style:font-name="Arial" fo:letter-spacing="-0.0006in" fo:font-size="9pt" style:font-size-asian="9pt"/>
    </style:style>
    <style:style style:name="T502" style:parent-style-name="Absatz-Standardschriftart" style:family="text">
      <style:text-properties style:font-name="Arial" fo:letter-spacing="0.0006in" fo:font-size="9pt" style:font-size-asian="9pt"/>
    </style:style>
    <style:style style:name="T503" style:parent-style-name="Absatz-Standardschriftart" style:family="text">
      <style:text-properties style:font-name="Arial" fo:letter-spacing="-0.0006in" fo:font-size="9pt" style:font-size-asian="9pt"/>
    </style:style>
    <style:style style:name="P504" style:parent-style-name="Standard" style:family="paragraph">
      <style:paragraph-properties fo:margin-right="0.4729in">
        <style:tab-stops>
          <style:tab-stop style:type="left" style:position="0.0006in"/>
        </style:tab-stops>
      </style:paragraph-properties>
    </style:style>
    <style:style style:name="T505" style:parent-style-name="Absatz-Standardschriftart" style:family="text">
      <style:text-properties style:font-name="Arial" fo:letter-spacing="-0.0006in" fo:font-size="9pt" style:font-size-asian="9pt"/>
    </style:style>
    <style:style style:name="T506" style:parent-style-name="Absatz-Standardschriftart" style:family="text">
      <style:text-properties style:font-name="Arial" fo:font-size="9pt" style:font-size-asian="9pt"/>
    </style:style>
    <style:style style:name="T507" style:parent-style-name="Absatz-Standardschriftart" style:family="text">
      <style:text-properties style:font-name="Arial" fo:letter-spacing="-0.0006in" fo:font-size="9pt" style:font-size-asian="9pt"/>
    </style:style>
    <style:style style:name="T508" style:parent-style-name="Absatz-Standardschriftart" style:family="text">
      <style:text-properties style:font-name="Arial" fo:letter-spacing="-0.002in" fo:font-size="9pt" style:font-size-asian="9pt"/>
    </style:style>
    <style:style style:name="T509" style:parent-style-name="Absatz-Standardschriftart" style:family="text">
      <style:text-properties style:font-name="Arial" fo:letter-spacing="-0.0006in" fo:font-size="9pt" style:font-size-asian="9pt"/>
    </style:style>
    <style:style style:name="T510" style:parent-style-name="Absatz-Standardschriftart" style:family="text">
      <style:text-properties style:font-name="Arial" fo:letter-spacing="-0.0013in" fo:font-size="9pt" style:font-size-asian="9pt"/>
    </style:style>
    <style:style style:name="T511" style:parent-style-name="Absatz-Standardschriftart" style:family="text">
      <style:text-properties style:font-name="Arial" fo:font-size="9pt" style:font-size-asian="9pt"/>
    </style:style>
    <style:style style:name="T512" style:parent-style-name="Absatz-Standardschriftart" style:family="text">
      <style:text-properties style:font-name="Arial" fo:letter-spacing="-0.002in" fo:font-size="9pt" style:font-size-asian="9pt"/>
    </style:style>
    <style:style style:name="T513" style:parent-style-name="Absatz-Standardschriftart" style:family="text">
      <style:text-properties style:font-name="Arial" fo:letter-spacing="-0.0006in" fo:font-size="9pt" style:font-size-asian="9pt"/>
    </style:style>
    <style:style style:name="T514" style:parent-style-name="Absatz-Standardschriftart" style:family="text">
      <style:text-properties style:font-name="Arial" fo:font-size="9pt" style:font-size-asian="9pt"/>
    </style:style>
    <style:style style:name="T515" style:parent-style-name="Absatz-Standardschriftart" style:family="text">
      <style:text-properties style:font-name="Arial" fo:letter-spacing="-0.0006in" fo:font-size="9pt" style:font-size-asian="9pt"/>
    </style:style>
    <style:style style:name="T516" style:parent-style-name="Absatz-Standardschriftart" style:family="text">
      <style:text-properties style:font-name="Arial" fo:letter-spacing="0.0006in" fo:font-size="9pt" style:font-size-asian="9pt"/>
    </style:style>
    <style:style style:name="T51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18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1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2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21" style:parent-style-name="Absatz-Standardschriftart" style:family="text">
      <style:text-properties style:font-name="Arial" fo:letter-spacing="-0.0006in" fo:font-size="9pt" style:font-size-asian="9pt"/>
    </style:style>
    <style:style style:name="T522" style:parent-style-name="Absatz-Standardschriftart" style:family="text">
      <style:text-properties style:font-name="Times New Roman" fo:letter-spacing="0.0701in" style:text-scale="99%" fo:font-size="9pt" style:font-size-asian="9pt"/>
    </style:style>
    <style:style style:name="T523" style:parent-style-name="Absatz-Standardschriftart" style:family="text">
      <style:text-properties style:font-name="Arial" fo:letter-spacing="-0.0006in" fo:font-size="9pt" style:font-size-asian="9pt"/>
    </style:style>
    <style:style style:name="T524" style:parent-style-name="Absatz-Standardschriftart" style:family="text">
      <style:text-properties style:font-name="Arial" fo:letter-spacing="-0.0013in" fo:font-size="9pt" style:font-size-asian="9pt"/>
    </style:style>
    <style:style style:name="T525" style:parent-style-name="Absatz-Standardschriftart" style:family="text">
      <style:text-properties style:font-name="Arial" fo:letter-spacing="-0.0006in" fo:font-size="9pt" style:font-size-asian="9pt"/>
    </style:style>
    <style:style style:name="T526" style:parent-style-name="Absatz-Standardschriftart" style:family="text">
      <style:text-properties style:font-name="Arial" fo:font-size="9pt" style:font-size-asian="9pt"/>
    </style:style>
    <style:style style:name="T527" style:parent-style-name="Absatz-Standardschriftart" style:family="text">
      <style:text-properties style:font-name="Arial" fo:letter-spacing="-0.0006in" fo:font-size="9pt" style:font-size-asian="9pt"/>
    </style:style>
    <style:style style:name="T528" style:parent-style-name="Absatz-Standardschriftart" style:family="text">
      <style:text-properties style:font-name="Arial" fo:font-size="9pt" style:font-size-asian="9pt"/>
    </style:style>
    <style:style style:name="T529" style:parent-style-name="Absatz-Standardschriftart" style:family="text">
      <style:text-properties style:font-name="Arial" fo:letter-spacing="-0.0006in" fo:font-size="9pt" style:font-size-asian="9pt"/>
    </style:style>
    <style:style style:name="T530" style:parent-style-name="Absatz-Standardschriftart" style:family="text">
      <style:text-properties style:font-name="Arial" fo:letter-spacing="-0.002in" fo:font-size="9pt" style:font-size-asian="9pt"/>
    </style:style>
    <style:style style:name="T531" style:parent-style-name="Absatz-Standardschriftart" style:family="text">
      <style:text-properties style:font-name="Arial" fo:font-size="9pt" style:font-size-asian="9pt"/>
    </style:style>
    <style:style style:name="T532" style:parent-style-name="Absatz-Standardschriftart" style:family="text">
      <style:text-properties style:font-name="Arial" fo:letter-spacing="-0.0006in" fo:font-size="9pt" style:font-size-asian="9pt"/>
    </style:style>
    <style:style style:name="P533" style:parent-style-name="Standard" style:family="paragraph">
      <style:paragraph-properties fo:margin-top="0.0034in"/>
      <style:text-properties style:font-name="Arial" style:font-name-asian="Arial" style:font-name-complex="Arial" fo:font-size="5.5pt" style:font-size-asian="5.5pt" style:font-size-complex="5.5pt"/>
    </style:style>
    <style:style style:name="P534" style:parent-style-name="Standard" style:family="paragraph">
      <style:paragraph-properties style:line-height-at-least="0.0138in" fo:margin-left="0.9083in">
        <style:tab-stops/>
      </style:paragraph-properties>
    </style:style>
    <style:style style:name="T535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536" style:parent-style-name="Textkörper" style:family="paragraph">
      <style:paragraph-properties fo:margin-top="0.025in" fo:margin-left="0.9138in" fo:text-indent="0in">
        <style:tab-stops/>
      </style:paragraph-properties>
    </style:style>
    <style:style style:name="T537" style:parent-style-name="Absatz-Standardschriftart" style:family="text">
      <style:text-properties fo:color="#3C6EA7" style:text-position="50% 100%" fo:font-size="6pt" style:font-size-asian="6pt"/>
    </style:style>
    <style:style style:name="T538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53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540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541" style:parent-style-name="Überschrift1" style:family="paragraph">
      <style:paragraph-properties fo:margin-top="0.0513in"/>
    </style:style>
    <style:style style:name="T542" style:parent-style-name="Absatz-Standardschriftart" style:family="text">
      <style:text-properties fo:color="#009DE0" fo:letter-spacing="-0.0013in"/>
    </style:style>
    <style:style style:name="P543" style:parent-style-name="Textkörper" style:family="paragraph">
      <style:paragraph-properties fo:margin-top="0.1083in" fo:margin-left="0.9138in" fo:text-indent="0in">
        <style:tab-stops/>
      </style:paragraph-properties>
    </style:style>
    <style:style style:name="T544" style:parent-style-name="Absatz-Standardschriftart" style:family="text">
      <style:text-properties fo:letter-spacing="-0.0006in"/>
    </style:style>
    <style:style style:name="T545" style:parent-style-name="Absatz-Standardschriftart" style:family="text">
      <style:text-properties fo:letter-spacing="-0.0013in"/>
    </style:style>
    <style:style style:name="T546" style:parent-style-name="Absatz-Standardschriftart" style:family="text">
      <style:text-properties fo:letter-spacing="-0.0013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0.0006in"/>
    </style:style>
    <style:style style:name="T549" style:parent-style-name="Absatz-Standardschriftart" style:family="text">
      <style:text-properties fo:letter-spacing="-0.0006in"/>
    </style:style>
    <style:style style:name="P55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51" style:parent-style-name="Standard" style:family="paragraph">
      <style:paragraph-properties fo:margin-top="0.0062in"/>
      <style:text-properties style:font-name="Arial" style:font-name-asian="Arial" style:font-name-complex="Arial" fo:font-size="8pt" style:font-size-asian="8pt" style:font-size-complex="8pt"/>
    </style:style>
    <style:style style:name="P552" style:parent-style-name="Standard" style:family="paragraph">
      <style:paragraph-properties fo:margin-top="0.0388in" fo:margin-left="0.9138in">
        <style:tab-stops/>
      </style:paragraph-properties>
    </style:style>
    <style:style style:name="T553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>
      <style:graphic-properties style:writing-mode="lr-tb" draw:fill="none" draw:stroke="solid" svg:stroke-width="0.0111in" svg:stroke-color="#7f7f7f" svg:stroke-opacity="100%" draw:stroke-linejoin="round"/>
      <style:paragraph-properties/>
    </style:style>
    <style:style style:family="graphic" style:name="a3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><text:span text:style-name="T2">© Vilans | Geldig voor Vilans BTN | Geprint op: vrijdag 16 februari 2018</text:span></text:p>
      <text:p text:style-name="P3"/>
      <text:p text:style-name="P4"/>
      <text:p text:style-name="P5"/>
      <text:p text:style-name="P6"/>
      <text:p text:style-name="P7"><text:span text:style-name="T8"><draw:frame draw:z-index="0" draw:id="id0" draw:style-name="a0" draw:name="Text Box 9" text:anchor-type="as-char" svg:x="0in" svg:y="0in" svg:width="6.39792in" svg:height="0.38194in" style:rel-width="scale" style:rel-height="scale"><draw:text-box><text:p text:style-name="P9"/><text:p text:style-name="P10"><text:span text:style-name="T11">Titel:</text:span><text:span text:style-name="T12"><text:tab/></text:span><text:span text:style-name="T13">Gebruik</text:span><text:span text:style-name="T14"><text:s/></text:span><text:span text:style-name="T15">naaldenbekers</text:span></text:p></draw:text-box><svg:title/><svg:desc/></draw:frame></text:span></text:p>
      <text:p text:style-name="P16"/>
      <text:p text:style-name="P17"/>
      <text:p text:style-name="P18"><text:bookmark-start text:name="Gebruik_naaldenbekers"/><text:bookmark-end text:name="Gebruik_naaldenbekers"/><text:span text:style-name="T19">Gebruik</text:span><text:span text:style-name="T20"><text:s/></text:span><text:span text:style-name="T21">naaldenbekers</text:span></text:p>
      <text:p text:style-name="P22"><text:span text:style-name="T23">Verwijder<text:s/></text:span>de<text:span text:style-name="T24"><text:s/></text:span><text:span text:style-name="T25">naald</text:span><text:s/><text:span text:style-name="T26">met</text:span><text:s/><text:span text:style-name="T27">een</text:span><text:s/><text:span text:style-name="T28">naaldverwijderaar</text:span><text:span text:style-name="T29"><text:s/></text:span>en<text:span text:style-name="T30"><text:s/></text:span>gooi<text:span text:style-name="T31"><text:s/></text:span>de<text:span text:style-name="T32"><text:s/></text:span><text:span text:style-name="T33">losse</text:span><text:s/><text:span text:style-name="T34">naalden</text:span><text:s/><text:span text:style-name="T35">en spuit/</text:span><text:s/><text:span text:style-name="T36">naaldcombinaties</text:span><text:span text:style-name="T37"><text:s/></text:span>in<text:span text:style-name="T38"><text:s/></text:span>een<text:span text:style-name="T39"><text:s/></text:span><text:span text:style-name="T40">naaldenbeker</text:span><text:span text:style-name="T41"><text:s/></text:span><text:span text:style-name="T42">weg.</text:span></text:p>
      <text:p text:style-name="P43"/>
      <text:p text:style-name="P44"/>
      <text:h text:style-name="Überschrift1" text:outline-level="1"><text:bookmark-start text:name="Eisen_aan_naaldenbekers"/><text:bookmark-end text:name="Eisen_aan_naaldenbekers"/><text:span text:style-name="T45">Eisen</text:span><text:span text:style-name="T46"><text:s/></text:span><text:span text:style-name="T47">aan</text:span><text:span text:style-name="T48"><text:s/></text:span><text:span text:style-name="T49">naaldenbekers</text:span></text:h>
      <text:list text:style-name="LFO1" text:continue-numbering="true">
        <text:list-item>
          <text:p text:style-name="P50">een<text:span text:style-name="T51"><text:s/>naaldenbeker</text:span><text:span text:style-name="T52"><text:s/></text:span><text:span text:style-name="T53">moet</text:span><text:s/><text:span text:style-name="T54">voorzien</text:span><text:s/><text:span text:style-name="T55">zijn</text:span><text:span text:style-name="T56"><text:s/></text:span><text:span text:style-name="T57">van</text:span></text:p>
          <text:list text:continue-numbering="true">
            <text:list-item>
              <text:p text:style-name="P58">een<text:span text:style-name="T59"><text:s/>UN</text:span><text:s/><text:span text:style-name="T60">keurmerk.</text:span><text:span text:style-name="T61"><text:s/></text:span><text:span text:style-name="T62">Dit</text:span><text:span text:style-name="T63"><text:s/></text:span><text:span text:style-name="T64">keurmerk</text:span><text:span text:style-name="T65"><text:s/></text:span><text:span text:style-name="T66">geeft</text:span><text:s/><text:span text:style-name="T67">aan dat</text:span><text:s/>de<text:span text:style-name="T68"><text:s/></text:span><text:span text:style-name="T69">container voldoet</text:span><text:s/><text:span text:style-name="T70">aan</text:span><text:s/>de<text:span text:style-name="T71"><text:s/></text:span><text:span text:style-name="T72">eisen</text:span><text:s/><text:span text:style-name="T73">voor</text:span><text:span text:style-name="T74"><text:s/></text:span><text:span text:style-name="T75">vervoer van</text:span><text:span text:style-name="T76"><text:s/></text:span><text:span text:style-name="T77">gevaarlijke</text:span><text:span text:style-name="T78"><text:s/></text:span><text:span text:style-name="T79">stoffen</text:span><text:span text:style-name="T80"><text:s/></text:span><text:span text:style-name="T81">over</text:span><text:s/>de<text:span text:style-name="T82"><text:s/></text:span><text:span text:style-name="T83">weg;</text:span></text:p>
            </text:list-item>
            <text:list-item>
              <text:p text:style-name="P84">het<text:span text:style-name="T85"><text:s/>juiste UN-nummer.</text:span><text:s/><text:span text:style-name="T86">Dit</text:span><text:span text:style-name="T87"><text:s/></text:span>nummer<text:span text:style-name="T88"><text:s/></text:span><text:span text:style-name="T89">geeft aan</text:span><text:s/><text:span text:style-name="T90">wat<text:s/></text:span>de<text:s/><text:span text:style-name="T91">inhoud</text:span><text:span text:style-name="T92"><text:s/></text:span><text:span text:style-name="T93">van<text:s/></text:span>de<text:s/><text:span text:style-name="T94">naaldcontainer</text:span><text:span text:style-name="T95"><text:s/></text:span>is.</text:p>
            </text:list-item>
          </text:list>
        </text:list-item>
      </text:list>
      <text:p text:style-name="P96"><text:span text:style-name="T97">UN</text:span><text:span text:style-name="T98"><text:s/></text:span><text:span text:style-name="T99">2814</text:span><text:span text:style-name="T100"><text:s/></text:span><text:span text:style-name="T101">staat</text:span><text:span text:style-name="T102"><text:s/></text:span><text:span text:style-name="T103">voor</text:span><text:span text:style-name="T104"><text:s/></text:span><text:span text:style-name="T105">‘infectieuze</text:span><text:span text:style-name="T106"><text:s/></text:span><text:span text:style-name="T107">stof,</text:span><text:span text:style-name="T108"><text:s/></text:span><text:span text:style-name="T109">gevaarlijk</text:span><text:span text:style-name="T110"><text:s/></text:span><text:span text:style-name="T111">voo</text:span><text:span text:style-name="T112">r</text:span><text:span text:style-name="T113"><text:s/></text:span><text:span text:style-name="T114">mensen’</text:span></text:p>
      <text:p text:style-name="P115"><text:span text:style-name="T116">UN</text:span><text:span text:style-name="T117"><text:s/></text:span><text:span text:style-name="T118">3291</text:span><text:span text:style-name="T119"><text:s/></text:span><text:span text:style-name="T120">staat</text:span><text:span text:style-name="T121"><text:s/></text:span><text:span text:style-name="T122">voor</text:span><text:span text:style-name="T123"><text:s/></text:span><text:span text:style-name="T124">‘ziekenhuis</text:span><text:span text:style-name="T125">-<text:s/></text:span><text:span text:style-name="T126">of</text:span><text:span text:style-name="T127"><text:s/></text:span><text:span text:style-name="T128">medisch</text:span><text:span text:style-name="T129"><text:s/></text:span><text:span text:style-name="T130">afval,</text:span><text:span text:style-name="T131"><text:s/></text:span><text:span text:style-name="T132">ongespecificeerd’</text:span></text:p>
      <text:list text:style-name="LFO1" text:continue-numbering="true">
        <text:list-item>
          <text:list>
            <text:list-item>
              <text:p text:style-name="P133">een<text:span text:style-name="T134"><text:s/>biohazardteken. Dit teken</text:span><text:span text:style-name="T135"><text:s/></text:span>geeft<text:span text:style-name="T136"><text:s/></text:span>aan<text:span text:style-name="T137"><text:s/></text:span>dat<text:span text:style-name="T138"><text:s/></text:span>de<text:span text:style-name="T139"><text:s/>naaldcontainer stoffen</text:span><text:span text:style-name="T140"><text:s/></text:span>met<text:span text:style-name="T141"><text:s/></text:span>een<text:span text:style-name="T142"><text:s/></text:span><text:span text:style-name="T143">infectierisico bevat</text:span><text:span text:style-name="T144"><text:s/></text:span>(klasse<text:span text:style-name="T145"><text:s/></text:span>6.2).</text:p>
            </text:list-item>
          </text:list>
        </text:list-item>
        <text:list-item>
          <text:p text:style-name="P146">de<text:span text:style-name="T147"><text:s/>naaldenbekers</text:span><text:span text:style-name="T148"><text:s/></text:span><text:span text:style-name="T149">zijn</text:span><text:s/><text:span text:style-name="T150">van</text:span><text:span text:style-name="T151"><text:s/></text:span><text:span text:style-name="T152">hard</text:span><text:s/><text:span text:style-name="T153">plastic</text:span><text:span text:style-name="T154"><text:s/></text:span><text:span text:style-name="T155">en</text:span><text:s/><text:span text:style-name="T156">hebben</text:span><text:span text:style-name="T157"><text:s/></text:span>een<text:span text:style-name="T158"><text:s/></text:span><text:span text:style-name="T159">voorziening</text:span><text:span text:style-name="T160"><text:s/></text:span><text:span text:style-name="T161">die</text:span><text:s/>het<text:span text:style-name="T162"><text:s/></text:span><text:span text:style-name="T163">mogelijk</text:span><text:span text:style-name="T164"><text:s/></text:span>maakt<text:span text:style-name="T165"><text:s/></text:span><text:span text:style-name="T166">om</text:span><text:span text:style-name="T167"><text:s/></text:span>de<text:span text:style-name="T168"><text:s/></text:span><text:span text:style-name="T169">naald</text:span><text:span text:style-name="T170"><text:s/></text:span><text:span text:style-name="T171">van<text:s/></text:span>de<text:s/><text:span text:style-name="T172">spuit<text:s/></text:span>of<text:span text:style-name="T173"><text:s/></text:span><text:span text:style-name="T174">naaldhouder</text:span><text:span text:style-name="T175"><text:s/></text:span>te<text:span text:style-name="T176"><text:s/></text:span><text:span text:style-name="T177">scheiden,</text:span><text:s/><text:span text:style-name="T178">zonder</text:span><text:s/><text:span text:style-name="T179">dat de</text:span><text:s/><text:span text:style-name="T180">naald<text:s/></text:span>met<text:span text:style-name="T181"><text:s/></text:span>de<text:span text:style-name="T182"><text:s/></text:span><text:span text:style-name="T183">handen wordt</text:span><text:s/><text:span text:style-name="T184">geraakt</text:span><text:span text:style-name="T185"><text:s/></text:span><text:span text:style-name="T186">(naaldverwijderaar);</text:span></text:p>
        </text:list-item>
        <text:list-item>
          <text:p text:style-name="P187">de<text:span text:style-name="T188"><text:s/>opening</text:span><text:s/><text:span text:style-name="T189">van</text:span><text:s/><text:span text:style-name="T190">de naaldenbeker</text:span><text:s/><text:span text:style-name="T191">moet</text:span><text:span text:style-name="T192"><text:s/></text:span>groot<text:span text:style-name="T193"><text:s/></text:span><text:span text:style-name="T194">genoeg zijn</text:span><text:s/><text:span text:style-name="T195">om</text:span><text:span text:style-name="T196"><text:s/></text:span>de<text:s/><text:span text:style-name="T197">naalden</text:span><text:span text:style-name="T198"><text:s/></text:span><text:span text:style-name="T199">makkelijk</text:span><text:span text:style-name="T200"><text:s/></text:span><text:span text:style-name="T201">door</text:span><text:s/>te<text:span text:style-name="T202"><text:s/></text:span><text:span text:style-name="T203">laten;</text:span></text:p>
        </text:list-item>
        <text:list-item>
          <text:p text:style-name="P204">de<text:span text:style-name="T205"><text:s/>naaldenbeker</text:span><text:span text:style-name="T206"><text:s/></text:span><text:span text:style-name="T207">dient zodanig</text:span><text:s/><text:span text:style-name="T208">afsluitbaar</text:span><text:span text:style-name="T209"><text:s/></text:span>te<text:span text:style-name="T210"><text:s/>zijn</text:span><text:s/><text:span text:style-name="T211">dat</text:span><text:s/><text:span text:style-name="T212">ze niet</text:span><text:span text:style-name="T213"><text:s/></text:span>per<text:s/><text:span text:style-name="T214">ongeluk</text:span><text:s/><text:span text:style-name="T215">open</text:span><text:span text:style-name="T216"><text:s/></text:span><text:span text:style-name="T217">kunnen</text:span><text:span text:style-name="T218"><text:s/></text:span><text:span text:style-name="T219">gaan<text:s/></text:span>en<text:s/><text:span text:style-name="T220">ook</text:span><text:span text:style-name="T221"><text:s/></text:span>niet<text:span text:style-name="T222"><text:s/></text:span><text:span text:style-name="T223">heropend</text:span><text:span text:style-name="T224"><text:s/></text:span><text:span text:style-name="T225">kunnen</text:span><text:s/><text:span text:style-name="T226">worden;</text:span></text:p>
        </text:list-item>
        <text:list-item>
          <text:p text:style-name="P227">de<text:span text:style-name="T228"><text:s/>naaldenbeker</text:span><text:span text:style-name="T229"><text:s/></text:span><text:span text:style-name="T230">moet</text:span><text:s/><text:span text:style-name="T231">ondoordringbaar</text:span><text:s/><text:span text:style-name="T232">zijn</text:span><text:s/><text:span text:style-name="T233">voor naalden</text:span><text:span text:style-name="T234"><text:s/></text:span>en<text:span text:style-name="T235"><text:s/></text:span><text:span text:style-name="T236">bovendien</text:span><text:s/><text:span text:style-name="T237">lekdicht</text:span><text:s/><text:span text:style-name="T238">zijn.</text:span></text:p>
        </text:list-item>
      </text:list>
      <text:p text:style-name="P239"/>
      <text:p text:style-name="P240"/>
      <text:h text:style-name="Überschrift1" text:outline-level="1"><text:bookmark-start text:name="Regels_voor_omgang_met_naaldenbeker"/><text:bookmark-end text:name="Regels_voor_omgang_met_naaldenbeker"/><text:span text:style-name="T241">Regels voor</text:span><text:span text:style-name="T242"><text:s/>omgang</text:span><text:span text:style-name="T243"><text:s/></text:span><text:span text:style-name="T244">met<text:s/></text:span><text:span text:style-name="T245">naaldenbeker</text:span></text:h>
      <text:list text:style-name="LFO1" text:continue-numbering="true">
        <text:list-item>
          <text:p text:style-name="P246"><text:span text:style-name="T247">zorg<text:s/></text:span>dat<text:s/><text:span text:style-name="T248">de naaldenbeker</text:span><text:span text:style-name="T249"><text:s/></text:span><text:span text:style-name="T250">tijdens</text:span><text:span text:style-name="T251"><text:s/></text:span><text:span text:style-name="T252">het prikken</text:span><text:s/><text:span text:style-name="T253">of</text:span><text:s/><text:span text:style-name="T254">snijden</text:span><text:span text:style-name="T255"><text:s/></text:span><text:span text:style-name="T256">altijd</text:span><text:span text:style-name="T257"><text:s/></text:span><text:span text:style-name="T258">binnen handbereik</text:span><text:span text:style-name="T259"><text:s/></text:span><text:span text:style-name="T260">staat;</text:span></text:p>
        </text:list-item>
      </text:list>
      <text:p text:style-name="P261"/>
      <text:list text:style-name="LFO1" text:continue-numbering="true">
        <text:list-item>
          <text:p text:style-name="P262"><text:span text:style-name="T263">sluit<text:s/></text:span>de<text:span text:style-name="T264"><text:s/></text:span><text:span text:style-name="T265">naaldenbeker</text:span><text:s/><text:span text:style-name="T266">goed</text:span><text:span text:style-name="T267"><text:s/></text:span>af<text:span text:style-name="T268"><text:s/></text:span>en<text:span text:style-name="T269"><text:s/>bewaar</text:span><text:s/>op<text:span text:style-name="T270"><text:s/></text:span>een<text:span text:style-name="T271"><text:s/></text:span><text:span text:style-name="T272">veilige</text:span><text:s/><text:span text:style-name="T273">plek;</text:span></text:p>
        </text:list-item>
      </text:list>
      <text:p text:style-name="P274"/>
      <text:list text:style-name="LFO1" text:continue-numbering="true">
        <text:list-item>
          <text:p text:style-name="P275"><text:span text:style-name="T276">vervang<text:s/></text:span>de<text:s/><text:span text:style-name="T277">naaldenbeker</text:span><text:span text:style-name="T278"><text:s/></text:span>op<text:span text:style-name="T279"><text:s/></text:span><text:span text:style-name="T280">tijd om</text:span><text:span text:style-name="T281"><text:s/></text:span><text:span text:style-name="T282">'volproppen' te</text:span><text:s/><text:span text:style-name="T283">voorkomen. Niet</text:span><text:s/><text:span text:style-name="T284">vullen</text:span><text:s/><text:span text:style-name="T285">boven</text:span><text:span text:style-name="T286"><text:s/></text:span>de<text:span text:style-name="T287"><text:s/></text:span><text:span text:style-name="T288">lijn</text:span><text:s/>op<text:span text:style-name="T289"><text:s/></text:span>de<text:span text:style-name="T290"><text:s/></text:span><text:span text:style-name="T291">naaldenbeker;</text:span></text:p>
        </text:list-item>
      </text:list>
      <text:p text:style-name="P292"/>
      <text:list text:style-name="LFO1" text:continue-numbering="true">
        <text:list-item>
          <text:p text:style-name="P293">in<text:span text:style-name="T294"><text:s/></text:span>de<text:span text:style-name="T295"><text:s/></text:span><text:span text:style-name="T296">thuissituatie: gooi</text:span><text:s/><text:span text:style-name="T297">naaldenbekers nooit<text:s/></text:span>in<text:span text:style-name="T298"><text:s/></text:span>een<text:span text:style-name="T299"><text:s/></text:span><text:span text:style-name="T300">vuilniszak</text:span><text:span text:style-name="T301"><text:s/></text:span>leeg<text:span text:style-name="T302"><text:s/></text:span>of<text:span text:style-name="T303"><text:s/>geef</text:span><text:s/><text:span text:style-name="T304">ze</text:span><text:span text:style-name="T305"><text:s/></text:span><text:span text:style-name="T306">nooit</text:span><text:s/><text:span text:style-name="T307">mee</text:span><text:span text:style-name="T308"><text:s/></text:span>met<text:span text:style-name="T309"><text:s/></text:span>het<text:s/><text:span text:style-name="T310">huisvuil.</text:span><text:span text:style-name="T311"><text:s/></text:span>Volle<text:span text:style-name="T312"><text:s/></text:span><text:span text:style-name="T313">naaldenbekers</text:span><text:span text:style-name="T314"><text:s/></text:span><text:span text:style-name="T315">vallen</text:span><text:span text:style-name="T316"><text:s/></text:span><text:span text:style-name="T317">onder</text:span><text:s/>KCA<text:s/><text:span text:style-name="T318">(Klein Chemisch</text:span><text:s/><text:span text:style-name="T319">Afval).</text:span><text:s/><text:span text:style-name="T320">Apotheken zijn</text:span><text:s/><text:span text:style-name="T321">niet verplicht</text:span><text:span text:style-name="T322"><text:s/></text:span>om<text:span text:style-name="T323"><text:s/></text:span><text:span text:style-name="T324">volle</text:span><text:span text:style-name="T325"><text:s/></text:span><text:span text:style-name="T326">naaldenbekers</text:span><text:s/><text:span text:style-name="T327">aan</text:span><text:s/><text:span text:style-name="T328">te nemen.</text:span><text:span text:style-name="T329"><text:s/></text:span>Zij<text:s/><text:span text:style-name="T330">doen</text:span><text:span text:style-name="T331"><text:s/></text:span>dit<text:span text:style-name="T332"><text:s/></text:span>als<text:span text:style-name="T333"><text:s/></text:span><text:span text:style-name="T334">service</text:span><text:s/><text:span text:style-name="T335">naar</text:span><text:s/><text:span text:style-name="T336">hun</text:span><text:span text:style-name="T337"><text:s/>klanten.</text:span><text:s/>Een<text:span text:style-name="T338"><text:s/></text:span><text:span text:style-name="T339">gemeente</text:span><text:s/><text:span text:style-name="T340">is</text:span><text:span text:style-name="T341"><text:s/></text:span><text:span text:style-name="T342">wel verplicht</text:span><text:span text:style-name="T343"><text:s/></text:span>het<text:span text:style-name="T344"><text:s/></text:span><text:span text:style-name="T345">klein chemisch</text:span><text:span text:style-name="T346"><text:s/></text:span><text:span text:style-name="T347">afval</text:span><text:s/>(kca)<text:span text:style-name="T348"><text:s/>van</text:span><text:span text:style-name="T349"><text:s/></text:span><text:span text:style-name="T350">particulieren</text:span><text:span text:style-name="T351"><text:s/></text:span>(en<text:span text:style-name="T352"><text:s/></text:span><text:span text:style-name="T353">cliënten van</text:span><text:s/><text:span text:style-name="T354">de</text:span><text:s/><text:span text:style-name="T355">thuiszorg)</text:span><text:span text:style-name="T356"><text:s/></text:span>in<text:span text:style-name="T357"><text:s/>te</text:span><text:s/><text:span text:style-name="T358">zamelen.</text:span><text:span text:style-name="T359"><text:s/></text:span><text:span text:style-name="T360">Lever</text:span><text:s/><text:span text:style-name="T361">gevulde</text:span><text:span text:style-name="T362"><text:s/></text:span><text:span text:style-name="T363">naaldenbekers</text:span><text:s/><text:span text:style-name="T364">in bij</text:span><text:s/><text:span text:style-name="T365">een gemeentedepot,</text:span><text:span text:style-name="T366"><text:s/></text:span><text:span text:style-name="T367">chemokar</text:span><text:span text:style-name="T368"><text:s/></text:span>of<text:span text:style-name="T369"><text:s/></text:span>kca-depot.</text:p>
        </text:list-item>
      </text:list>
      <text:p text:style-name="P370"/>
      <text:list text:style-name="LFO1" text:continue-numbering="true">
        <text:list-item>
          <text:p text:style-name="P371"><text:span text:style-name="T372">intramuraal: gevulde</text:span><text:span text:style-name="T373"><text:s/></text:span><text:span text:style-name="T374">naaldenbekers</text:span><text:span text:style-name="T375"><text:s/></text:span>w<text:span text:style-name="T376">orden</text:span><text:span text:style-name="T377"><text:s/>beschouwd</text:span><text:span text:style-name="T378"><text:s/></text:span><text:span text:style-name="T379">als</text:span><text:span text:style-name="T380"><text:s/></text:span><text:span text:style-name="T381">“Specifiek</text:span><text:span text:style-name="T382"><text:s/></text:span><text:span text:style-name="T383">Ziekenhuis</text:span><text:span text:style-name="T384"><text:s/></text:span><text:span text:style-name="T385">Afval”</text:span><text:span text:style-name="T386"><text:s/>of</text:span><text:span text:style-name="T387"><text:s/></text:span><text:span text:style-name="T388">gevaarlijk</text:span></text:p>
        </text:list-item>
      </text:list>
      <text:p text:style-name="P389"><draw:custom-shape svg:x="6.30278in" svg:y="0.0875in" svg:width="0.09167in" svg:height="0.00139in" draw:z-index="0" draw:id="id1" draw:style-name="a1" draw:name="Freeform 8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(bedrijfs-)<text:span text:style-name="T390"><text:s/></text:span><text:span text:style-name="T391">afval.</text:span><text:span text:style-name="T392"><text:s/></text:span><text:span text:style-name="T393">Lever</text:span><text:s/><text:span text:style-name="T394">gevulde</text:span><text:span text:style-name="T395"><text:s/></text:span><text:span text:style-name="T396">naaldenbekers<text:s/></text:span>in<text:span text:style-name="T397"><text:s/>bij</text:span><text:s/><text:span text:style-name="T398">daarvoor</text:span><text:span text:style-name="T399"><text:s/></text:span><text:span text:style-name="T400">goedgekeurde</text:span><text:s/>inzamelaars<text:span text:style-name="T401">[1]</text:span>.</text:p>
      <text:p text:style-name="P402"/>
      <text:p text:style-name="P403"/>
      <text:h text:style-name="Überschrift1" text:outline-level="1"><text:bookmark-start text:name="Bronnen"/><text:bookmark-end text:name="Bronnen"/><text:span text:style-name="T404">Bronnen</text:span></text:h>
      <text:list text:style-name="LFO1" text:continue-numbering="true">
        <text:list-item>
          <text:p text:style-name="P405"><text:span text:style-name="T406">Landelijk</text:span><text:span text:style-name="T407"><text:s/></text:span><text:span text:style-name="T408">Centrum</text:span><text:span text:style-name="T409"><text:s/></text:span><text:span text:style-name="T410">Hygiëne</text:span><text:span text:style-name="T411"><text:s/></text:span><text:span text:style-name="T412">en</text:span><text:span text:style-name="T413"><text:s/></text:span><text:span text:style-name="T414">Veiligheid (2016).</text:span><text:span text:style-name="T415"><text:s/></text:span><text:span text:style-name="T416">Hygiënerichtlijn voor</text:span><text:span text:style-name="T417"><text:s/></text:span><text:span text:style-name="T418">verpleeghuizen,<text:s/></text:span><text:span text:style-name="T419">woonzorgcentra en</text:span><text:span text:style-name="T420"><text:s/></text:span><text:span text:style-name="T421">kleinschalig wonen</text:span><text:span text:style-name="T422">. Amsterdam:</text:span><text:span text:style-name="T423"><text:s/></text:span><text:span text:style-name="T424">Landelijk</text:span><text:span text:style-name="T425"><text:s/></text:span><text:span text:style-name="T426">Centrum</text:span><text:span text:style-name="T427"><text:s/></text:span><text:span text:style-name="T428">Hygiëne</text:span><text:span text:style-name="T429"><text:s/></text:span><text:span text:style-name="T430">en<text:s/></text:span><text:span text:style-name="T431">Veiligheid.</text:span></text:p>
        </text:list-item>
        <text:list-item>
          <text:p text:style-name="P432"><text:span text:style-name="T433">Landelijk</text:span><text:span text:style-name="T434"><text:s/></text:span><text:span text:style-name="T435">Centrum</text:span><text:span text:style-name="T436"><text:s/></text:span><text:span text:style-name="T437">Hygiëne</text:span><text:span text:style-name="T438"><text:s/></text:span><text:span text:style-name="T439">en</text:span><text:span text:style-name="T440"><text:s/></text:span><text:span text:style-name="T441">Veiligheid</text:span><text:span text:style-name="T442"><text:s/></text:span><text:span text:style-name="T443">(2015).</text:span><text:span text:style-name="T444"><text:s/></text:span><text:span text:style-name="T445">Hygiënerichtlijn</text:span><text:span text:style-name="T446"><text:s/></text:span><text:span text:style-name="T447">voor instellingen</text:span><text:span text:style-name="T448"><text:s/></text:span><text:span text:style-name="T449">voor volwassenen</text:span><text:span text:style-name="T450"><text:s/></text:span><text:span text:style-name="T451">met</text:span><text:span text:style-name="T452"><text:s/></text:span><text:span text:style-name="T453">een</text:span><text:span text:style-name="T454"><text:s/>lichamelijke</text:span><text:span text:style-name="T455"><text:s/></text:span><text:span text:style-name="T456">of</text:span><text:span text:style-name="T457"><text:s/></text:span><text:span text:style-name="T458">verstandelijke beperking</text:span><text:span text:style-name="T459">. Amsterdam: Lande</text:span><text:span text:style-name="T460">lijk</text:span><text:span text:style-name="T461"><text:s/></text:span><text:span text:style-name="T462">Centrum</text:span><text:span text:style-name="T463"><text:s/></text:span><text:span text:style-name="T464">Hygiëne<text:s/></text:span><text:span text:style-name="T465">en</text:span><text:span text:style-name="T466"><text:s/>Veiligheid.</text:span></text:p>
        </text:list-item>
        <text:list-item>
          <text:p text:style-name="P467"><text:span text:style-name="T468">Landelijk</text:span><text:span text:style-name="T469"><text:s/></text:span><text:span text:style-name="T470">Centrum</text:span><text:span text:style-name="T471"><text:s/></text:span><text:span text:style-name="T472">Hygiëne</text:span><text:span text:style-name="T473"><text:s/></text:span><text:span text:style-name="T474">en</text:span><text:span text:style-name="T475"><text:s/></text:span><text:span text:style-name="T476">Veiligheid (2015).</text:span><text:span text:style-name="T477"><text:s/></text:span><text:span text:style-name="T478">Hygiënerichtlijn</text:span><text:span text:style-name="T479"><text:s/></text:span><text:span text:style-name="T480">voor</text:span><text:span text:style-name="T481"><text:s/></text:span><text:span text:style-name="T482">instellingen voor</text:span><text:span text:style-name="T483"><text:s/></text:span><text:span text:style-name="T484">kinderen met</text:span><text:span text:style-name="T485"><text:s/></text:span><text:span text:style-name="T486">een</text:span><text:span text:style-name="T487"><text:s/></text:span><text:span text:style-name="T488">lichamelijke</text:span><text:span text:style-name="T489"><text:s/></text:span><text:span text:style-name="T490">of</text:span><text:span text:style-name="T491"><text:s/></text:span><text:span text:style-name="T492">verstandelijke</text:span><text:span text:style-name="T493"><text:s/></text:span><text:span text:style-name="T494">beperking</text:span><text:span text:style-name="T495">.</text:span><text:span text:style-name="T496"><text:s/></text:span><text:span text:style-name="T497">Amsterdam:</text:span><text:span text:style-name="T498"><text:s/></text:span><text:span text:style-name="T499">Landelijk</text:span><text:span text:style-name="T500"><text:s/></text:span><text:span text:style-name="T501">Centrum</text:span><text:span text:style-name="T502"><text:s/></text:span><text:span text:style-name="T503">Hygiëne en Veiligheid.</text:span></text:p>
        </text:list-item>
        <text:list-item>
          <text:p text:style-name="P504"><text:span text:style-name="T505">Landelijk</text:span><text:span text:style-name="T506"><text:s/></text:span><text:span text:style-name="T507">Centrum</text:span><text:span text:style-name="T508"><text:s/></text:span><text:span text:style-name="T509">Hygiëne</text:span><text:span text:style-name="T510"><text:s/></text:span><text:span text:style-name="T511">en</text:span><text:span text:style-name="T512"><text:s/></text:span><text:span text:style-name="T513">Veiligheid</text:span><text:span text:style-name="T514"><text:s/></text:span><text:span text:style-name="T515">(2011).</text:span><text:span text:style-name="T516"><text:s/></text:span><text:span text:style-name="T517">Hygiënerichtlijnen</text:span><text:span text:style-name="T518"><text:s/></text:span><text:span text:style-name="T519">voor<text:s/></text:span><text:span text:style-name="T520">Psychiatrische inrichtingen</text:span><text:span text:style-name="T521">.</text:span><text:span text:style-name="T522"><text:s/></text:span><text:span text:style-name="T523">Amsterdam:</text:span><text:span text:style-name="T524"><text:s/></text:span><text:span text:style-name="T525">Landelijk</text:span><text:span text:style-name="T526"><text:s/></text:span><text:span text:style-name="T527">Centrum</text:span><text:span text:style-name="T528"><text:s/></text:span><text:span text:style-name="T529">Hygiëne</text:span><text:span text:style-name="T530"><text:s/></text:span><text:span text:style-name="T531">en</text:span><text:span text:style-name="T532"><text:s/>Veiligheid.</text:span></text:p>
        </text:list-item>
      </text:list>
      <text:p text:style-name="P533"/>
      <text:p text:style-name="P534"><text:span text:style-name="T535"><draw:custom-shape svg:x="0.00556in" svg:y="0.00556in" svg:width="6.3in" svg:height="0.00139in" draw:z-index="0" draw:id="id2" draw:style-name="a2" draw:name="Freeform 6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536"><draw:custom-shape svg:x="0.98333in" svg:y="0.11458in" svg:width="0.09375in" svg:height="0.00139in" draw:z-index="0" draw:id="id3" draw:style-name="a3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537">[1]</text:span><text:span text:style-name="T538"><text:s/></text:span><text:a xlink:href="https://www.vilanskickprotocollen.nl/management/hyperlinkloader.aspx?hyperlinkid=72a2b1b0-974f-4108-affd-bcfb25bfae58" office:target-frame-name="_top" xlink:show="replace"><text:span text:style-name="T539">www.niwo.nl/vihblijst</text:span></text:a></text:p>
      <text:p text:style-name="P540"/>
      <text:h text:style-name="P541" text:outline-level="1"><text:bookmark-start text:name="Publicatiedatum"/><text:bookmark-end text:name="Publicatiedatum"/><text:span text:style-name="T542">Publicatiedatum</text:span></text:h>
      <text:p text:style-name="P543"><text:span text:style-name="T544">Gepubliceerd op 01-12-2016.</text:span><text:span text:style-name="T545"><text:s/></text:span>©<text:span text:style-name="T546"><text:s/></text:span><text:span text:style-name="T547">Copyright Vilans</text:span><text:span text:style-name="T548"><text:s/></text:span><text:span text:style-name="T549">2016</text:span></text:p>
      <text:p text:style-name="P550"/>
      <text:p text:style-name="P551"/>
      <text:p text:style-name="P552"><text:span text:style-name="T553">©Vila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 fo:text-indent="-0.2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name="WW_CharLFO1LVL2" style:family="text">
      <style:text-properties style:font-name="Courier New" style:font-name-asian="Courier New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18in" text:min-label-width="0.25in"/>
      </text:list-level-style-bullet>
      <text:list-level-style-bullet text:level="4" text:bullet-char="•">
        <style:list-level-properties text:space-before="2.7395in" text:min-label-width="0.25in"/>
      </text:list-level-style-bullet>
      <text:list-level-style-bullet text:level="5" text:bullet-char="•">
        <style:list-level-properties text:space-before="3.3604in" text:min-label-width="0.25in"/>
      </text:list-level-style-bullet>
      <text:list-level-style-bullet text:level="6" text:bullet-char="•">
        <style:list-level-properties text:space-before="3.9819in" text:min-label-width="0.25in"/>
      </text:list-level-style-bullet>
      <text:list-level-style-bullet text:level="7" text:bullet-char="•">
        <style:list-level-properties text:space-before="4.6027in" text:min-label-width="0.25in"/>
      </text:list-level-style-bullet>
      <text:list-level-style-bullet text:level="8" text:bullet-char="•">
        <style:list-level-properties text:space-before="5.2243in" text:min-label-width="0.25in"/>
      </text:list-level-style-bullet>
      <text:list-level-style-bullet text:level="9" text:bullet-char="•">
        <style:list-level-properties text:space-before="5.8451in" text:min-label-width="0.25in"/>
      </text:list-level-style-bullet>
    </text:list-style>
    <style:page-layout style:name="PL0">
      <style:page-layout-properties fo:page-width="8.2708in" fo:page-height="11.6944in" style:print-orientation="portrait" fo:margin-top="0.0833in" fo:margin-left="0.0694in" fo:margin-bottom="0.1944in" fo:margin-right="0.861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6T16:01:00Z</meta:creation-date>
    <dc:date>2018-07-06T16:01:00Z</dc:date>
    <meta:template xlink:href="Normal.dotm" xlink:type="simple"/>
    <meta:editing-cycles>2</meta:editing-cycles>
    <meta:editing-duration>PT0S</meta:editing-duration>
    <meta:user-defined meta:name="Created" meta:value-type="date">2018-07-06T00:00:00Z</meta:user-defined>
    <meta:user-defined meta:name="LastSaved" meta:value-type="date">2018-07-06T00:00:00Z</meta:user-defined>
    <meta:document-statistic meta:page-count="1" meta:paragraph-count="30" meta:word-count="432" meta:character-count="3057" meta:row-count="67" meta:non-whitespace-character-count="2641"/>
  </office:meta>
</office:document-meta>
</file>